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5/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anifest.rdf" manifest:media-type="application/rdf+xml"/>
  <manifest:file-entry manifest:full-path="Object 5/" manifest:version="1.2" manifest:media-type="application/vnd.oasis.opendocument.spreadsheet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4" manifest:media-type=""/>
  <manifest:file-entry manifest:full-path="ObjectReplacements/Object 5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Object 4/manifest.rdf" manifest:media-type="application/rdf+xml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9a44" officeooo:paragraph-rsid="000a9a44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bble sort</text:p>
      <text:p text:style-name="Standard"><draw:frame draw:style-name="fr1" draw:name="Object1" text:anchor-type="paragraph" svg:width="8.1854in" svg:height="1.637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P1">Insertion sort</text:p>
      <text:p text:style-name="Standard"><draw:frame draw:style-name="fr1" draw:name="Object2" text:anchor-type="paragraph" svg:width="8.5in" svg:height="1.637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P1">Merge sort</text:p>
      <text:p text:style-name="Standard"><draw:frame draw:style-name="fr1" draw:name="Object3" text:anchor-type="paragraph" svg:width="8.5in" svg:height="1.6409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/>
      <text:p text:style-name="Standard"><draw:frame draw:style-name="fr2" draw:name="Object4" text:anchor-type="paragraph" svg:x="-0.7874in" svg:y="0.3937in" svg:width="8.5in" svg:height="1.6374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>Quick sort</text:p>
      <text:p text:style-name="P1"/>
      <text:p text:style-name="P1"><text:soft-page-break/></text:p>
      <text:p text:style-name="P1"/>
      <text:p text:style-name="P1"/>
      <text:p text:style-name="P1">Selection sort</text:p>
      <text:p text:style-name="P1"><draw:frame draw:style-name="fr3" draw:name="Object5" text:anchor-type="paragraph" svg:width="8.5in" svg:height="1.639in" draw:z-index="4"><draw:object xlink:href="./Object 5" xlink:type="simple" xlink:show="embed" xlink:actuate="onLoad"/><draw:image xlink:href="./ObjectReplacements/Object 5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4:50:01.919332277</meta:creation-date>
    <dc:date>2018-10-26T14:13:55.568931336</dc:date>
    <meta:editing-duration>PT3M33S</meta:editing-duration>
    <meta:editing-cycles>4</meta:editing-cycles>
    <meta:generator>LibreOffice/5.1.6.2$Linux_X86_64 LibreOffice_project/10m0$Build-2</meta:generator>
    <meta:document-statistic meta:table-count="0" meta:image-count="0" meta:object-count="5" meta:page-count="2" meta:paragraph-count="5" meta:word-count="10" meta:character-count="59" meta:non-whitespace-character-count="5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0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BubbleSort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style-name="ce1" office:value-type="string" calcext:value-type="string">
            <text:p>Random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ze</text:p>
          </table:table-cell>
          <table:table-cell office:value-type="float" office:value="50000" calcext:value-type="float">
            <text:p>50000</text:p>
          </table:table-cell>
          <table:table-cell office:value-type="float" office:value="55000" calcext:value-type="float">
            <text:p>55000</text:p>
          </table:table-cell>
          <table:table-cell office:value-type="float" office:value="60000" calcext:value-type="float">
            <text:p>60000</text:p>
          </table:table-cell>
          <table:table-cell office:value-type="float" office:value="65000" calcext:value-type="float">
            <text:p>65000</text:p>
          </table:table-cell>
          <table:table-cell office:value-type="float" office:value="70000" calcext:value-type="float">
            <text:p>7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80000" calcext:value-type="float">
            <text:p>80000</text:p>
          </table:table-cell>
          <table:table-cell office:value-type="float" office:value="85000" calcext:value-type="float">
            <text:p>85000</text:p>
          </table:table-cell>
          <table:table-cell office:value-type="float" office:value="90000" calcext:value-type="float">
            <text:p>90000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string" calcext:value-type="string">
            <text:p>Time Consuming(s)</text:p>
          </table:table-cell>
          <table:table-cell office:value-type="float" office:value="11.9022" calcext:value-type="float">
            <text:p>11.9022</text:p>
          </table:table-cell>
          <table:table-cell office:value-type="float" office:value="14.4093" calcext:value-type="float">
            <text:p>14.4093</text:p>
          </table:table-cell>
          <table:table-cell office:value-type="float" office:value="17.1419" calcext:value-type="float">
            <text:p>17.1419</text:p>
          </table:table-cell>
          <table:table-cell office:value-type="float" office:value="20.0828" calcext:value-type="float">
            <text:p>20.0828</text:p>
          </table:table-cell>
          <table:table-cell office:value-type="float" office:value="23.2771" calcext:value-type="float">
            <text:p>23.2771</text:p>
          </table:table-cell>
          <table:table-cell office:value-type="float" office:value="26.7687" calcext:value-type="float">
            <text:p>26.7687</text:p>
          </table:table-cell>
          <table:table-cell office:value-type="float" office:value="30.5107" calcext:value-type="float">
            <text:p>30.5107</text:p>
          </table:table-cell>
          <table:table-cell office:value-type="float" office:value="34.4655" calcext:value-type="float">
            <text:p>34.4655</text:p>
          </table:table-cell>
          <table:table-cell office:value-type="float" office:value="38.5707" calcext:value-type="float">
            <text:p>38.5707</text:p>
          </table:table-cell>
          <table:table-cell office:value-type="float" office:value="43.0155" calcext:value-type="float">
            <text:p>43.015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scending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ze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55000000" calcext:value-type="float">
            <text:p>55000000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75000000" calcext:value-type="float">
            <text:p>75000000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85000000" calcext:value-type="float">
            <text:p>85000000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95000000" calcext:value-type="float">
            <text:p>95000000</text:p>
          </table:table-cell>
        </table:table-row>
        <table:table-row table:style-name="ro1">
          <table:table-cell office:value-type="string" calcext:value-type="string">
            <text:p>Time Consuming(s)</text:p>
          </table:table-cell>
          <table:table-cell office:value-type="float" office:value="0.112277" calcext:value-type="float">
            <text:p>0.112277</text:p>
          </table:table-cell>
          <table:table-cell office:value-type="float" office:value="0.150167" calcext:value-type="float">
            <text:p>0.150167</text:p>
          </table:table-cell>
          <table:table-cell office:value-type="float" office:value="0.150271" calcext:value-type="float">
            <text:p>0.150271</text:p>
          </table:table-cell>
          <table:table-cell office:value-type="float" office:value="0.146059" calcext:value-type="float">
            <text:p>0.146059</text:p>
          </table:table-cell>
          <table:table-cell office:value-type="float" office:value="0.157464" calcext:value-type="float">
            <text:p>0.157464</text:p>
          </table:table-cell>
          <table:table-cell office:value-type="float" office:value="0.168468" calcext:value-type="float">
            <text:p>0.168468</text:p>
          </table:table-cell>
          <table:table-cell office:value-type="float" office:value="0.180067" calcext:value-type="float">
            <text:p>0.180067</text:p>
          </table:table-cell>
          <table:table-cell office:value-type="float" office:value="0.190845" calcext:value-type="float">
            <text:p>0.190845</text:p>
          </table:table-cell>
          <table:table-cell office:value-type="float" office:value="0.217903" calcext:value-type="float">
            <text:p>0.217903</text:p>
          </table:table-cell>
          <table:table-cell office:value-type="float" office:value="0.214628" calcext:value-type="float">
            <text:p>0.21462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escending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ze</text:p>
          </table:table-cell>
          <table:table-cell office:value-type="float" office:value="50000" calcext:value-type="float">
            <text:p>50000</text:p>
          </table:table-cell>
          <table:table-cell office:value-type="float" office:value="55000" calcext:value-type="float">
            <text:p>55000</text:p>
          </table:table-cell>
          <table:table-cell office:value-type="float" office:value="60000" calcext:value-type="float">
            <text:p>60000</text:p>
          </table:table-cell>
          <table:table-cell office:value-type="float" office:value="65000" calcext:value-type="float">
            <text:p>65000</text:p>
          </table:table-cell>
          <table:table-cell office:value-type="float" office:value="70000" calcext:value-type="float">
            <text:p>7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80000" calcext:value-type="float">
            <text:p>80000</text:p>
          </table:table-cell>
          <table:table-cell office:value-type="float" office:value="85000" calcext:value-type="float">
            <text:p>85000</text:p>
          </table:table-cell>
          <table:table-cell office:value-type="float" office:value="90000" calcext:value-type="float">
            <text:p>90000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string" calcext:value-type="string">
            <text:p>Time Consuming(s)</text:p>
          </table:table-cell>
          <table:table-cell office:value-type="float" office:value="11.9061" calcext:value-type="float">
            <text:p>11.9061</text:p>
          </table:table-cell>
          <table:table-cell office:value-type="float" office:value="14.3779" calcext:value-type="float">
            <text:p>14.3779</text:p>
          </table:table-cell>
          <table:table-cell office:value-type="float" office:value="17.2053" calcext:value-type="float">
            <text:p>17.2053</text:p>
          </table:table-cell>
          <table:table-cell office:value-type="float" office:value="20.1728" calcext:value-type="float">
            <text:p>20.1728</text:p>
          </table:table-cell>
          <table:table-cell office:value-type="float" office:value="23.3845" calcext:value-type="float">
            <text:p>23.3845</text:p>
          </table:table-cell>
          <table:table-cell office:value-type="float" office:value="26.8005" calcext:value-type="float">
            <text:p>26.8005</text:p>
          </table:table-cell>
          <table:table-cell office:value-type="float" office:value="30.6808" calcext:value-type="float">
            <text:p>30.6808</text:p>
          </table:table-cell>
          <table:table-cell office:value-type="float" office:value="34.4099" calcext:value-type="float">
            <text:p>34.4099</text:p>
          </table:table-cell>
          <table:table-cell office:value-type="float" office:value="38.8335" calcext:value-type="float">
            <text:p>38.8335</text:p>
          </table:table-cell>
          <table:table-cell office:value-type="float" office:value="43.248" calcext:value-type="float">
            <text:p>43.248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6">00/00/0000</text:date>, <text:time style:data-style-name="N2" text:time-value="14:13:44.0598387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0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InsertionSort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style-name="ce1" office:value-type="string" calcext:value-type="string">
            <text:p>Random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ze</text:p>
          </table:table-cell>
          <table:table-cell office:value-type="float" office:value="50000" calcext:value-type="float">
            <text:p>50000</text:p>
          </table:table-cell>
          <table:table-cell office:value-type="float" office:value="55000" calcext:value-type="float">
            <text:p>55000</text:p>
          </table:table-cell>
          <table:table-cell office:value-type="float" office:value="60000" calcext:value-type="float">
            <text:p>60000</text:p>
          </table:table-cell>
          <table:table-cell office:value-type="float" office:value="65000" calcext:value-type="float">
            <text:p>65000</text:p>
          </table:table-cell>
          <table:table-cell office:value-type="float" office:value="70000" calcext:value-type="float">
            <text:p>7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80000" calcext:value-type="float">
            <text:p>80000</text:p>
          </table:table-cell>
          <table:table-cell office:value-type="float" office:value="85000" calcext:value-type="float">
            <text:p>85000</text:p>
          </table:table-cell>
          <table:table-cell office:value-type="float" office:value="90000" calcext:value-type="float">
            <text:p>90000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string" calcext:value-type="string">
            <text:p>Time Consuming(s)</text:p>
          </table:table-cell>
          <table:table-cell office:value-type="float" office:value="1.6597" calcext:value-type="float">
            <text:p>1.6597</text:p>
          </table:table-cell>
          <table:table-cell office:value-type="float" office:value="2.01508" calcext:value-type="float">
            <text:p>2.01508</text:p>
          </table:table-cell>
          <table:table-cell office:value-type="float" office:value="2.41264" calcext:value-type="float">
            <text:p>2.41264</text:p>
          </table:table-cell>
          <table:table-cell office:value-type="float" office:value="2.8098" calcext:value-type="float">
            <text:p>2.8098</text:p>
          </table:table-cell>
          <table:table-cell office:value-type="float" office:value="3.27118" calcext:value-type="float">
            <text:p>3.27118</text:p>
          </table:table-cell>
          <table:table-cell office:value-type="float" office:value="3.79151" calcext:value-type="float">
            <text:p>3.79151</text:p>
          </table:table-cell>
          <table:table-cell office:value-type="float" office:value="4.20025" calcext:value-type="float">
            <text:p>4.20025</text:p>
          </table:table-cell>
          <table:table-cell office:value-type="float" office:value="4.81647" calcext:value-type="float">
            <text:p>4.81647</text:p>
          </table:table-cell>
          <table:table-cell office:value-type="float" office:value="5.45473" calcext:value-type="float">
            <text:p>5.45473</text:p>
          </table:table-cell>
          <table:table-cell office:value-type="float" office:value="6.0473" calcext:value-type="float">
            <text:p>6.047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scending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ze</text:p>
          </table:table-cell>
          <table:table-cell office:value-type="float" office:value="500000" calcext:value-type="float">
            <text:p>500000</text:p>
          </table:table-cell>
          <table:table-cell office:value-type="float" office:value="550000" calcext:value-type="float">
            <text:p>55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650000" calcext:value-type="float">
            <text:p>65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750000" calcext:value-type="float">
            <text:p>75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850000" calcext:value-type="float">
            <text:p>8500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950000" calcext:value-type="float">
            <text:p>950000</text:p>
          </table:table-cell>
        </table:table-row>
        <table:table-row table:style-name="ro1">
          <table:table-cell office:value-type="string" calcext:value-type="string">
            <text:p>Time Consuming(s)</text:p>
          </table:table-cell>
          <table:table-cell office:value-type="float" office:value="0.002393" calcext:value-type="float">
            <text:p>0.002393</text:p>
          </table:table-cell>
          <table:table-cell office:value-type="float" office:value="0.00262" calcext:value-type="float">
            <text:p>0.00262</text:p>
          </table:table-cell>
          <table:table-cell office:value-type="float" office:value="0.002852" calcext:value-type="float">
            <text:p>0.002852</text:p>
          </table:table-cell>
          <table:table-cell office:value-type="float" office:value="0.003103" calcext:value-type="float">
            <text:p>0.003103</text:p>
          </table:table-cell>
          <table:table-cell office:value-type="float" office:value="0.00327" calcext:value-type="float">
            <text:p>0.00327</text:p>
          </table:table-cell>
          <table:table-cell office:value-type="float" office:value="0.003537" calcext:value-type="float">
            <text:p>0.003537</text:p>
          </table:table-cell>
          <table:table-cell office:value-type="float" office:value="0.003782" calcext:value-type="float">
            <text:p>0.003782</text:p>
          </table:table-cell>
          <table:table-cell office:value-type="float" office:value="0.004027" calcext:value-type="float">
            <text:p>0.004027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4511" calcext:value-type="float">
            <text:p>0.00451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escending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ze</text:p>
          </table:table-cell>
          <table:table-cell office:value-type="float" office:value="50000" calcext:value-type="float">
            <text:p>50000</text:p>
          </table:table-cell>
          <table:table-cell office:value-type="float" office:value="55000" calcext:value-type="float">
            <text:p>55000</text:p>
          </table:table-cell>
          <table:table-cell office:value-type="float" office:value="60000" calcext:value-type="float">
            <text:p>60000</text:p>
          </table:table-cell>
          <table:table-cell office:value-type="float" office:value="65000" calcext:value-type="float">
            <text:p>65000</text:p>
          </table:table-cell>
          <table:table-cell office:value-type="float" office:value="70000" calcext:value-type="float">
            <text:p>7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80000" calcext:value-type="float">
            <text:p>80000</text:p>
          </table:table-cell>
          <table:table-cell office:value-type="float" office:value="85000" calcext:value-type="float">
            <text:p>85000</text:p>
          </table:table-cell>
          <table:table-cell office:value-type="float" office:value="90000" calcext:value-type="float">
            <text:p>90000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string" calcext:value-type="string">
            <text:p>Time Consuming(s)</text:p>
          </table:table-cell>
          <table:table-cell office:value-type="float" office:value="3.32706" calcext:value-type="float">
            <text:p>3.32706</text:p>
          </table:table-cell>
          <table:table-cell office:value-type="float" office:value="4.00843" calcext:value-type="float">
            <text:p>4.00843</text:p>
          </table:table-cell>
          <table:table-cell office:value-type="float" office:value="4.80567" calcext:value-type="float">
            <text:p>4.80567</text:p>
          </table:table-cell>
          <table:table-cell office:value-type="float" office:value="5.64132" calcext:value-type="float">
            <text:p>5.64132</text:p>
          </table:table-cell>
          <table:table-cell office:value-type="float" office:value="6.52755" calcext:value-type="float">
            <text:p>6.52755</text:p>
          </table:table-cell>
          <table:table-cell office:value-type="float" office:value="7.41145" calcext:value-type="float">
            <text:p>7.41145</text:p>
          </table:table-cell>
          <table:table-cell office:value-type="float" office:value="8.52592" calcext:value-type="float">
            <text:p>8.52592</text:p>
          </table:table-cell>
          <table:table-cell office:value-type="float" office:value="9.65689" calcext:value-type="float">
            <text:p>9.65689</text:p>
          </table:table-cell>
          <table:table-cell office:value-type="float" office:value="10.8366" calcext:value-type="float">
            <text:p>10.8366</text:p>
          </table:table-cell>
          <table:table-cell office:value-type="float" office:value="11.9399" calcext:value-type="float">
            <text:p>11.9399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5">00/00/0000</text:date>, <text:time style:data-style-name="N2" text:time-value="14:53:06.5549824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MergeSort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style-name="ce2" office:value-type="string" calcext:value-type="string">
            <text:p>Random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ize</text:p>
          </table:table-cell>
          <table:table-cell office:value-type="float" office:value="50000" calcext:value-type="float">
            <text:p>50000</text:p>
          </table:table-cell>
          <table:table-cell office:value-type="float" office:value="55000" calcext:value-type="float">
            <text:p>55000</text:p>
          </table:table-cell>
          <table:table-cell office:value-type="float" office:value="60000" calcext:value-type="float">
            <text:p>60000</text:p>
          </table:table-cell>
          <table:table-cell office:value-type="float" office:value="65000" calcext:value-type="float">
            <text:p>65000</text:p>
          </table:table-cell>
          <table:table-cell office:value-type="float" office:value="70000" calcext:value-type="float">
            <text:p>7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80000" calcext:value-type="float">
            <text:p>80000</text:p>
          </table:table-cell>
          <table:table-cell office:value-type="float" office:value="85000" calcext:value-type="float">
            <text:p>85000</text:p>
          </table:table-cell>
          <table:table-cell office:value-type="float" office:value="90000" calcext:value-type="float">
            <text:p>90000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string" calcext:value-type="string">
            <text:p>Time Consuming(s)</text:p>
          </table:table-cell>
          <table:table-cell office:value-type="float" office:value="0.011141" calcext:value-type="float">
            <text:p>0.011141</text:p>
          </table:table-cell>
          <table:table-cell office:value-type="float" office:value="0.011305" calcext:value-type="float">
            <text:p>0.011305</text:p>
          </table:table-cell>
          <table:table-cell office:value-type="float" office:value="0.012425" calcext:value-type="float">
            <text:p>0.012425</text:p>
          </table:table-cell>
          <table:table-cell office:value-type="float" office:value="0.014624" calcext:value-type="float">
            <text:p>0.014624</text:p>
          </table:table-cell>
          <table:table-cell office:value-type="float" office:value="0.015851" calcext:value-type="float">
            <text:p>0.015851</text:p>
          </table:table-cell>
          <table:table-cell office:value-type="float" office:value="0.017137" calcext:value-type="float">
            <text:p>0.017137</text:p>
          </table:table-cell>
          <table:table-cell office:value-type="float" office:value="0.017252" calcext:value-type="float">
            <text:p>0.017252</text:p>
          </table:table-cell>
          <table:table-cell office:value-type="float" office:value="0.018814" calcext:value-type="float">
            <text:p>0.018814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21521" calcext:value-type="float">
            <text:p>0.02152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scending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ize</text:p>
          </table:table-cell>
          <table:table-cell office:value-type="float" office:value="500000" calcext:value-type="float">
            <text:p>500000</text:p>
          </table:table-cell>
          <table:table-cell office:value-type="float" office:value="550000" calcext:value-type="float">
            <text:p>55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650000" calcext:value-type="float">
            <text:p>65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750000" calcext:value-type="float">
            <text:p>75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850000" calcext:value-type="float">
            <text:p>8500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950000" calcext:value-type="float">
            <text:p>950000</text:p>
          </table:table-cell>
        </table:table-row>
        <table:table-row table:style-name="ro1">
          <table:table-cell office:value-type="string" calcext:value-type="string">
            <text:p>Time Consuming(s)</text:p>
          </table:table-cell>
          <table:table-cell office:value-type="float" office:value="0.049771" calcext:value-type="float">
            <text:p>0.049771</text:p>
          </table:table-cell>
          <table:table-cell office:value-type="float" office:value="0.054993" calcext:value-type="float">
            <text:p>0.054993</text:p>
          </table:table-cell>
          <table:table-cell office:value-type="float" office:value="0.060182" calcext:value-type="float">
            <text:p>0.060182</text:p>
          </table:table-cell>
          <table:table-cell office:value-type="float" office:value="0.06386" calcext:value-type="float">
            <text:p>0.06386</text:p>
          </table:table-cell>
          <table:table-cell office:value-type="float" office:value="0.067989" calcext:value-type="float">
            <text:p>0.067989</text:p>
          </table:table-cell>
          <table:table-cell office:value-type="float" office:value="0.071409" calcext:value-type="float">
            <text:p>0.071409</text:p>
          </table:table-cell>
          <table:table-cell office:value-type="float" office:value="0.077015" calcext:value-type="float">
            <text:p>0.077015</text:p>
          </table:table-cell>
          <table:table-cell office:value-type="float" office:value="0.080856" calcext:value-type="float">
            <text:p>0.080856</text:p>
          </table:table-cell>
          <table:table-cell office:value-type="float" office:value="0.088613" calcext:value-type="float">
            <text:p>0.088613</text:p>
          </table:table-cell>
          <table:table-cell office:value-type="float" office:value="0.093026" calcext:value-type="float">
            <text:p>0.09302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escending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ize</text:p>
          </table:table-cell>
          <table:table-cell office:value-type="float" office:value="50000" calcext:value-type="float">
            <text:p>50000</text:p>
          </table:table-cell>
          <table:table-cell office:value-type="float" office:value="55000" calcext:value-type="float">
            <text:p>55000</text:p>
          </table:table-cell>
          <table:table-cell office:value-type="float" office:value="60000" calcext:value-type="float">
            <text:p>60000</text:p>
          </table:table-cell>
          <table:table-cell office:value-type="float" office:value="65000" calcext:value-type="float">
            <text:p>65000</text:p>
          </table:table-cell>
          <table:table-cell office:value-type="float" office:value="70000" calcext:value-type="float">
            <text:p>7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80000" calcext:value-type="float">
            <text:p>80000</text:p>
          </table:table-cell>
          <table:table-cell office:value-type="float" office:value="85000" calcext:value-type="float">
            <text:p>85000</text:p>
          </table:table-cell>
          <table:table-cell office:value-type="float" office:value="90000" calcext:value-type="float">
            <text:p>90000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string" calcext:value-type="string">
            <text:p>Time Consuming(s)</text:p>
          </table:table-cell>
          <table:table-cell office:value-type="float" office:value="0.00624" calcext:value-type="float">
            <text:p>0.00624</text:p>
          </table:table-cell>
          <table:table-cell office:value-type="float" office:value="0.006703" calcext:value-type="float">
            <text:p>0.006703</text:p>
          </table:table-cell>
          <table:table-cell office:value-type="float" office:value="0.00764" calcext:value-type="float">
            <text:p>0.00764</text:p>
          </table:table-cell>
          <table:table-cell office:value-type="float" office:value="0.008838" calcext:value-type="float">
            <text:p>0.008838</text:p>
          </table:table-cell>
          <table:table-cell office:value-type="float" office:value="0.008931" calcext:value-type="float">
            <text:p>0.008931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483" calcext:value-type="float">
            <text:p>0.008483</text:p>
          </table:table-cell>
          <table:table-cell office:value-type="float" office:value="0.009844" calcext:value-type="float">
            <text:p>0.009844</text:p>
          </table:table-cell>
          <table:table-cell office:value-type="float" office:value="0.010154" calcext:value-type="float">
            <text:p>0.010154</text:p>
          </table:table-cell>
          <table:table-cell office:value-type="float" office:value="0.010935" calcext:value-type="float">
            <text:p>0.010935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5">00/00/0000</text:date>, <text:time style:data-style-name="N2" text:time-value="14:51:03.5544101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0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QuickSort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style-name="ce2" office:value-type="string" calcext:value-type="string">
            <text:p>Random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ize</text:p>
          </table:table-cell>
          <table:table-cell office:value-type="float" office:value="50000" calcext:value-type="float">
            <text:p>50000</text:p>
          </table:table-cell>
          <table:table-cell office:value-type="float" office:value="55000" calcext:value-type="float">
            <text:p>55000</text:p>
          </table:table-cell>
          <table:table-cell office:value-type="float" office:value="60000" calcext:value-type="float">
            <text:p>60000</text:p>
          </table:table-cell>
          <table:table-cell office:value-type="float" office:value="65000" calcext:value-type="float">
            <text:p>65000</text:p>
          </table:table-cell>
          <table:table-cell office:value-type="float" office:value="70000" calcext:value-type="float">
            <text:p>7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80000" calcext:value-type="float">
            <text:p>80000</text:p>
          </table:table-cell>
          <table:table-cell office:value-type="float" office:value="85000" calcext:value-type="float">
            <text:p>85000</text:p>
          </table:table-cell>
          <table:table-cell office:value-type="float" office:value="90000" calcext:value-type="float">
            <text:p>90000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string" calcext:value-type="string">
            <text:p>Time Consuming(s)</text:p>
          </table:table-cell>
          <table:table-cell office:value-type="float" office:value="0.00949" calcext:value-type="float">
            <text:p>0.00949</text:p>
          </table:table-cell>
          <table:table-cell office:value-type="float" office:value="0.010762" calcext:value-type="float">
            <text:p>0.010762</text:p>
          </table:table-cell>
          <table:table-cell office:value-type="float" office:value="0.011294" calcext:value-type="float">
            <text:p>0.011294</text:p>
          </table:table-cell>
          <table:table-cell office:value-type="float" office:value="0.012095" calcext:value-type="float">
            <text:p>0.012095</text:p>
          </table:table-cell>
          <table:table-cell office:value-type="float" office:value="0.012316" calcext:value-type="float">
            <text:p>0.012316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0.015207" calcext:value-type="float">
            <text:p>0.015207</text:p>
          </table:table-cell>
          <table:table-cell office:value-type="float" office:value="0.016132" calcext:value-type="float">
            <text:p>0.016132</text:p>
          </table:table-cell>
          <table:table-cell office:value-type="float" office:value="0.017128" calcext:value-type="float">
            <text:p>0.017128</text:p>
          </table:table-cell>
          <table:table-cell office:value-type="float" office:value="0.018256" calcext:value-type="float">
            <text:p>0.01825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scending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ize</text:p>
          </table:table-cell>
          <table:table-cell office:value-type="float" office:value="500000" calcext:value-type="float">
            <text:p>500000</text:p>
          </table:table-cell>
          <table:table-cell office:value-type="float" office:value="550000" calcext:value-type="float">
            <text:p>55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650000" calcext:value-type="float">
            <text:p>65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750000" calcext:value-type="float">
            <text:p>75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850000" calcext:value-type="float">
            <text:p>8500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950000" calcext:value-type="float">
            <text:p>950000</text:p>
          </table:table-cell>
        </table:table-row>
        <table:table-row table:style-name="ro1">
          <table:table-cell office:value-type="string" calcext:value-type="string">
            <text:p>Time Consuming(s)</text:p>
          </table:table-cell>
          <table:table-cell office:value-type="float" office:value="0.043704" calcext:value-type="float">
            <text:p>0.043704</text:p>
          </table:table-cell>
          <table:table-cell office:value-type="float" office:value="0.051291" calcext:value-type="float">
            <text:p>0.051291</text:p>
          </table:table-cell>
          <table:table-cell office:value-type="float" office:value="0.062097" calcext:value-type="float">
            <text:p>0.062097</text:p>
          </table:table-cell>
          <table:table-cell office:value-type="float" office:value="0.098385" calcext:value-type="float">
            <text:p>0.098385</text:p>
          </table:table-cell>
          <table:table-cell office:value-type="float" office:value="0.100094" calcext:value-type="float">
            <text:p>0.100094</text:p>
          </table:table-cell>
          <table:table-cell office:value-type="float" office:value="0.074402" calcext:value-type="float">
            <text:p>0.074402</text:p>
          </table:table-cell>
          <table:table-cell office:value-type="float" office:value="0.082431" calcext:value-type="float">
            <text:p>0.082431</text:p>
          </table:table-cell>
          <table:table-cell office:value-type="float" office:value="0.08787" calcext:value-type="float">
            <text:p>0.08787</text:p>
          </table:table-cell>
          <table:table-cell office:value-type="float" office:value="0.106277" calcext:value-type="float">
            <text:p>0.106277</text:p>
          </table:table-cell>
          <table:table-cell office:value-type="float" office:value="0.096019" calcext:value-type="float">
            <text:p>0.09601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escending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ize</text:p>
          </table:table-cell>
          <table:table-cell office:value-type="float" office:value="50000" calcext:value-type="float">
            <text:p>50000</text:p>
          </table:table-cell>
          <table:table-cell office:value-type="float" office:value="55000" calcext:value-type="float">
            <text:p>55000</text:p>
          </table:table-cell>
          <table:table-cell office:value-type="float" office:value="60000" calcext:value-type="float">
            <text:p>60000</text:p>
          </table:table-cell>
          <table:table-cell office:value-type="float" office:value="65000" calcext:value-type="float">
            <text:p>65000</text:p>
          </table:table-cell>
          <table:table-cell office:value-type="float" office:value="70000" calcext:value-type="float">
            <text:p>7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80000" calcext:value-type="float">
            <text:p>80000</text:p>
          </table:table-cell>
          <table:table-cell office:value-type="float" office:value="85000" calcext:value-type="float">
            <text:p>85000</text:p>
          </table:table-cell>
          <table:table-cell office:value-type="float" office:value="90000" calcext:value-type="float">
            <text:p>90000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string" calcext:value-type="string">
            <text:p>Time Consuming(s)</text:p>
          </table:table-cell>
          <table:table-cell office:value-type="float" office:value="0.007184" calcext:value-type="float">
            <text:p>0.007184</text:p>
          </table:table-cell>
          <table:table-cell office:value-type="float" office:value="0.07577" calcext:value-type="float">
            <text:p>0.07577</text:p>
          </table:table-cell>
          <table:table-cell office:value-type="float" office:value="0.007291" calcext:value-type="float">
            <text:p>0.007291</text:p>
          </table:table-cell>
          <table:table-cell office:value-type="float" office:value="0.008409" calcext:value-type="float">
            <text:p>0.008409</text:p>
          </table:table-cell>
          <table:table-cell office:value-type="float" office:value="0.008778" calcext:value-type="float">
            <text:p>0.008778</text:p>
          </table:table-cell>
          <table:table-cell office:value-type="float" office:value="0.008858" calcext:value-type="float">
            <text:p>0.008858</text:p>
          </table:table-cell>
          <table:table-cell office:value-type="float" office:value="0.012922" calcext:value-type="float">
            <text:p>0.012922</text:p>
          </table:table-cell>
          <table:table-cell office:value-type="float" office:value="0.010955" calcext:value-type="float">
            <text:p>0.010955</text:p>
          </table:table-cell>
          <table:table-cell office:value-type="float" office:value="0.011034" calcext:value-type="float">
            <text:p>0.011034</text:p>
          </table:table-cell>
          <table:table-cell office:value-type="float" office:value="0.012739" calcext:value-type="float">
            <text:p>0.012739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5">00/00/0000</text:date>, <text:time style:data-style-name="N2" text:time-value="14:51:29.1293149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0.3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electionSort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style-name="ce2" office:value-type="string" calcext:value-type="string">
            <text:p>Random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ize</text:p>
          </table:table-cell>
          <table:table-cell office:value-type="float" office:value="50000" calcext:value-type="float">
            <text:p>50000</text:p>
          </table:table-cell>
          <table:table-cell office:value-type="float" office:value="55000" calcext:value-type="float">
            <text:p>55000</text:p>
          </table:table-cell>
          <table:table-cell office:value-type="float" office:value="60000" calcext:value-type="float">
            <text:p>60000</text:p>
          </table:table-cell>
          <table:table-cell office:value-type="float" office:value="65000" calcext:value-type="float">
            <text:p>65000</text:p>
          </table:table-cell>
          <table:table-cell office:value-type="float" office:value="70000" calcext:value-type="float">
            <text:p>7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80000" calcext:value-type="float">
            <text:p>80000</text:p>
          </table:table-cell>
          <table:table-cell office:value-type="float" office:value="85000" calcext:value-type="float">
            <text:p>85000</text:p>
          </table:table-cell>
          <table:table-cell office:value-type="float" office:value="90000" calcext:value-type="float">
            <text:p>90000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string" calcext:value-type="string">
            <text:p>Time Consuming(s)</text:p>
          </table:table-cell>
          <table:table-cell office:value-type="float" office:value="2.59928" calcext:value-type="float">
            <text:p>2.59928</text:p>
          </table:table-cell>
          <table:table-cell office:value-type="float" office:value="3.13535" calcext:value-type="float">
            <text:p>3.13535</text:p>
          </table:table-cell>
          <table:table-cell office:value-type="float" office:value="3.72326" calcext:value-type="float">
            <text:p>3.72326</text:p>
          </table:table-cell>
          <table:table-cell office:value-type="float" office:value="4.3552" calcext:value-type="float">
            <text:p>4.3552</text:p>
          </table:table-cell>
          <table:table-cell office:value-type="float" office:value="5.02921" calcext:value-type="float">
            <text:p>5.02921</text:p>
          </table:table-cell>
          <table:table-cell office:value-type="float" office:value="5.79107" calcext:value-type="float">
            <text:p>5.79107</text:p>
          </table:table-cell>
          <table:table-cell office:value-type="float" office:value="6.61668" calcext:value-type="float">
            <text:p>6.61668</text:p>
          </table:table-cell>
          <table:table-cell office:value-type="float" office:value="7.43604" calcext:value-type="float">
            <text:p>7.43604</text:p>
          </table:table-cell>
          <table:table-cell office:value-type="float" office:value="8.33945" calcext:value-type="float">
            <text:p>8.33945</text:p>
          </table:table-cell>
          <table:table-cell office:value-type="float" office:value="9.29378" calcext:value-type="float">
            <text:p>9.2937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scending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ize</text:p>
          </table:table-cell>
          <table:table-cell office:value-type="float" office:value="50000" calcext:value-type="float">
            <text:p>50000</text:p>
          </table:table-cell>
          <table:table-cell office:value-type="float" office:value="55000" calcext:value-type="float">
            <text:p>55000</text:p>
          </table:table-cell>
          <table:table-cell office:value-type="float" office:value="60000" calcext:value-type="float">
            <text:p>60000</text:p>
          </table:table-cell>
          <table:table-cell office:value-type="float" office:value="65000" calcext:value-type="float">
            <text:p>65000</text:p>
          </table:table-cell>
          <table:table-cell office:value-type="float" office:value="70000" calcext:value-type="float">
            <text:p>7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80000" calcext:value-type="float">
            <text:p>80000</text:p>
          </table:table-cell>
          <table:table-cell office:value-type="float" office:value="85000" calcext:value-type="float">
            <text:p>85000</text:p>
          </table:table-cell>
          <table:table-cell office:value-type="float" office:value="90000" calcext:value-type="float">
            <text:p>90000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string" calcext:value-type="string">
            <text:p>Time Consuming(s)</text:p>
          </table:table-cell>
          <table:table-cell office:value-type="float" office:value="2.57024" calcext:value-type="float">
            <text:p>2.57024</text:p>
          </table:table-cell>
          <table:table-cell office:value-type="float" office:value="3.09922" calcext:value-type="float">
            <text:p>3.09922</text:p>
          </table:table-cell>
          <table:table-cell office:value-type="float" office:value="3.6834" calcext:value-type="float">
            <text:p>3.6834</text:p>
          </table:table-cell>
          <table:table-cell office:value-type="float" office:value="4.31126" calcext:value-type="float">
            <text:p>4.31126</text:p>
          </table:table-cell>
          <table:table-cell office:value-type="float" office:value="5.00837" calcext:value-type="float">
            <text:p>5.00837</text:p>
          </table:table-cell>
          <table:table-cell office:value-type="float" office:value="5.76951" calcext:value-type="float">
            <text:p>5.76951</text:p>
          </table:table-cell>
          <table:table-cell office:value-type="float" office:value="6.67278" calcext:value-type="float">
            <text:p>6.67278</text:p>
          </table:table-cell>
          <table:table-cell office:value-type="float" office:value="7.40613" calcext:value-type="float">
            <text:p>7.40613</text:p>
          </table:table-cell>
          <table:table-cell office:value-type="float" office:value="8.33794" calcext:value-type="float">
            <text:p>8.33794</text:p>
          </table:table-cell>
          <table:table-cell office:value-type="float" office:value="9.3703" calcext:value-type="float">
            <text:p>9.370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escending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ize</text:p>
          </table:table-cell>
          <table:table-cell office:value-type="float" office:value="50000" calcext:value-type="float">
            <text:p>50000</text:p>
          </table:table-cell>
          <table:table-cell office:value-type="float" office:value="55000" calcext:value-type="float">
            <text:p>55000</text:p>
          </table:table-cell>
          <table:table-cell office:value-type="float" office:value="60000" calcext:value-type="float">
            <text:p>60000</text:p>
          </table:table-cell>
          <table:table-cell office:value-type="float" office:value="65000" calcext:value-type="float">
            <text:p>65000</text:p>
          </table:table-cell>
          <table:table-cell office:value-type="float" office:value="70000" calcext:value-type="float">
            <text:p>7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80000" calcext:value-type="float">
            <text:p>80000</text:p>
          </table:table-cell>
          <table:table-cell office:value-type="float" office:value="85000" calcext:value-type="float">
            <text:p>85000</text:p>
          </table:table-cell>
          <table:table-cell office:value-type="float" office:value="90000" calcext:value-type="float">
            <text:p>90000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string" calcext:value-type="string">
            <text:p>Time Consuming(s)</text:p>
          </table:table-cell>
          <table:table-cell office:value-type="float" office:value="2.57398" calcext:value-type="float">
            <text:p>2.57398</text:p>
          </table:table-cell>
          <table:table-cell office:value-type="float" office:value="3.10882" calcext:value-type="float">
            <text:p>3.10882</text:p>
          </table:table-cell>
          <table:table-cell office:value-type="float" office:value="3.68083" calcext:value-type="float">
            <text:p>3.68083</text:p>
          </table:table-cell>
          <table:table-cell office:value-type="float" office:value="4.30971" calcext:value-type="float">
            <text:p>4.30971</text:p>
          </table:table-cell>
          <table:table-cell office:value-type="float" office:value="5.01108" calcext:value-type="float">
            <text:p>5.01108</text:p>
          </table:table-cell>
          <table:table-cell office:value-type="float" office:value="5.74095" calcext:value-type="float">
            <text:p>5.74095</text:p>
          </table:table-cell>
          <table:table-cell office:value-type="float" office:value="6.55058" calcext:value-type="float">
            <text:p>6.55058</text:p>
          </table:table-cell>
          <table:table-cell office:value-type="float" office:value="7.4102" calcext:value-type="float">
            <text:p>7.4102</text:p>
          </table:table-cell>
          <table:table-cell office:value-type="float" office:value="8.29169" calcext:value-type="float">
            <text:p>8.29169</text:p>
          </table:table-cell>
          <table:table-cell office:value-type="float" office:value="9.2388" calcext:value-type="float">
            <text:p>9.2388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5">00/00/0000</text:date>, <text:time style:data-style-name="N2" text:time-value="14:52:06.8770616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